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65in" fo:padding="0.0291in" fo:border-left="none" fo:border-right="none" fo:border-top="none" fo:border-bottom="0.99pt solid #000000" style:shadow="none" style:join-border="false">
        <style:drop-cap/>
      </style:paragraph-properties>
      <style:text-properties style:font-name="helvetica" fo:font-size="12pt" fo:background-color="transparent" style:font-size-asian="12pt" style:font-size-complex="12pt"/>
    </style:style>
    <style:style style:name="P2" style:family="paragraph" style:parent-style-name="Standard">
      <style:paragraph-properties style:line-height-at-least="0.1965in" fo:padding="0.0291in" fo:border-left="none" fo:border-right="none" fo:border-top="none" fo:border-bottom="0.99pt solid #000000" style:shadow="none" style:join-border="false">
        <style:drop-cap/>
      </style:paragraph-properties>
      <style:text-properties style:font-name="helvetica" fo:font-size="11pt" fo:background-color="transparent" style:font-size-asian="11pt" style:font-size-complex="11pt"/>
    </style:style>
    <style:style style:name="P3" style:family="paragraph" style:parent-style-name="Standard">
      <style:paragraph-properties style:line-height-at-least="0.1965in" fo:padding="0.0291in" fo:border-left="none" fo:border-right="none" fo:border-top="none" fo:border-bottom="0.99pt solid #000000" style:shadow="none" style:join-border="false">
        <style:drop-cap/>
      </style:paragraph-properties>
      <style:text-properties fo:color="#000000" style:font-name="helvetica" fo:font-size="12pt" style:font-size-asian="12pt" style:font-size-complex="12pt"/>
    </style:style>
    <style:style style:name="P4" style:family="paragraph" style:parent-style-name="Standard">
      <style:paragraph-properties style:line-height-at-least="0.1965in" style:shadow="none">
        <style:drop-cap/>
      </style:paragraph-properties>
      <style:text-properties fo:color="#0097c9" style:font-name="helvetica" fo:font-size="11pt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helvetica" fo:font-size="11pt" fo:font-style="normal" style:text-underline-style="none" fo:font-weight="normal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helvetica" fo:font-size="11pt" fo:font-style="normal" style:text-underline-style="none" fo:font-weight="normal" officeooo:rsid="001fe422" officeooo:paragraph-rsid="001fe422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helvetica" fo:font-size="11pt" fo:font-style="normal" style:text-underline-style="solid" style:text-underline-width="auto" style:text-underline-color="font-color" fo:font-weight="normal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helvetica" fo:font-size="13pt" fo:font-style="normal" style:text-underline-style="none" fo:font-weight="normal" style:text-blinking="false" fo:background-color="transparent" style:font-size-asian="13pt" style:font-size-complex="13pt"/>
    </style:style>
    <style:style style:name="P9" style:family="paragraph" style:parent-style-name="Standard" style:list-style-name="L1">
      <style:paragraph-properties style:line-height-at-least="0.1965in" style:shadow="none">
        <style:drop-cap/>
      </style:paragraph-properties>
    </style:style>
    <style:style style:name="P10" style:family="paragraph" style:parent-style-name="Standard" style:list-style-name="L2">
      <style:paragraph-properties style:line-height-at-least="0.1965in" style:shadow="none">
        <style:drop-cap/>
      </style:paragraph-properties>
    </style:style>
    <style:style style:name="P11" style:family="paragraph" style:parent-style-name="Standard" style:list-style-name="L3">
      <style:paragraph-properties style:line-height-at-least="0.1965in" style:shadow="none">
        <style:drop-cap/>
      </style:paragraph-properties>
    </style:style>
    <style:style style:name="P12" style:family="paragraph" style:parent-style-name="Standard" style:list-style-name="L2">
      <style:paragraph-properties style:line-height-at-least="0.1965in" style:shadow="none">
        <style:drop-cap/>
      </style:paragraph-properties>
      <style:text-properties style:font-name="helvetica" fo:font-size="11pt" fo:background-color="transparent" style:font-size-asian="11pt" style:font-size-complex="11pt"/>
    </style:style>
    <style:style style:name="P13" style:family="paragraph" style:parent-style-name="Standard" style:list-style-name="L4">
      <style:paragraph-properties style:line-height-at-least="0.1965in" style:shadow="none">
        <style:drop-cap/>
      </style:paragraph-properties>
      <style:text-properties style:font-name="helvetica" fo:font-size="11pt" fo:background-color="transparent" style:font-size-asian="11pt" style:font-size-complex="11pt"/>
    </style:style>
    <style:style style:name="P14" style:family="paragraph" style:parent-style-name="Standard" style:list-style-name="L5">
      <style:paragraph-properties style:line-height-at-least="0.1965in" style:shadow="none">
        <style:drop-cap/>
      </style:paragraph-properties>
      <style:text-properties style:font-name="helvetica" fo:font-size="11pt" fo:background-color="transparent" style:font-size-asian="11pt" style:font-size-complex="11pt"/>
    </style:style>
    <style:style style:name="P15" style:family="paragraph" style:parent-style-name="Standard" style:list-style-name="L6">
      <style:paragraph-properties style:line-height-at-least="0.1965in" style:shadow="none">
        <style:drop-cap/>
      </style:paragraph-properties>
      <style:text-properties style:font-name="helvetica" fo:font-size="11pt" officeooo:paragraph-rsid="002ea7d1" fo:background-color="transparent" style:font-size-asian="11pt" style:font-size-complex="11pt"/>
    </style:style>
    <style:style style:name="P16" style:family="paragraph" style:parent-style-name="Standard" style:list-style-name="L6">
      <style:paragraph-properties style:line-height-at-least="0.1965in" style:shadow="none">
        <style:drop-cap/>
      </style:paragraph-properties>
      <style:text-properties style:font-name="helvetica" fo:font-size="11pt" officeooo:paragraph-rsid="002ea7d1" fo:background-color="transparent" style:font-size-asian="11pt" style:font-size-complex="11pt"/>
    </style:style>
    <style:style style:name="P17" style:family="paragraph" style:parent-style-name="Standard" style:list-style-name="L6">
      <style:paragraph-properties style:line-height-at-least="0.1965in" style:shadow="none">
        <style:drop-cap/>
      </style:paragraph-properties>
      <style:text-properties style:font-name="helvetica" fo:font-size="11pt" officeooo:paragraph-rsid="002ea7d1" fo:background-color="transparent" style:font-size-asian="11pt" style:font-size-complex="11pt"/>
    </style:style>
    <style:style style:name="P18" style:family="paragraph" style:parent-style-name="Standard" style:list-style-name="L6">
      <style:paragraph-properties style:line-height-at-least="0.1965in" style:shadow="none">
        <style:drop-cap/>
      </style:paragraph-properties>
      <style:text-properties style:font-name="helvetica" fo:font-size="11pt" officeooo:paragraph-rsid="002ea7d1" fo:background-color="transparent" style:font-size-asian="11pt" style:font-size-complex="11pt"/>
    </style:style>
    <style:style style:name="P19" style:family="paragraph" style:parent-style-name="Standard" style:list-style-name="L5">
      <style:paragraph-properties style:line-height-at-least="0.1965in" style:shadow="none">
        <style:drop-cap/>
      </style:paragraph-properties>
      <style:text-properties style:font-name="helvetica" fo:font-size="11pt" style:font-size-asian="11pt" style:font-size-complex="11pt"/>
    </style:style>
    <style:style style:name="P20" style:family="paragraph" style:parent-style-name="Standard" style:list-style-name="L3">
      <style:paragraph-properties style:line-height-at-least="0.1965in" style:shadow="none">
        <style:drop-cap/>
      </style:paragraph-properties>
      <style:text-properties fo:color="#0097c9" style:font-name="helvetica" fo:font-size="11pt" fo:background-color="transparent" style:font-size-asian="11pt" style:font-size-complex="11pt"/>
    </style:style>
    <style:style style:name="P21" style:family="paragraph" style:parent-style-name="Standard" style:list-style-name="L3">
      <style:paragraph-properties style:line-height-at-least="0.1965in" style:shadow="none">
        <style:drop-cap/>
      </style:paragraph-properties>
      <style:text-properties officeooo:rsid="0021c92c" officeooo:paragraph-rsid="0021c92c"/>
    </style:style>
    <style:style style:name="P22" style:family="paragraph" style:parent-style-name="Standard" style:list-style-name="L3">
      <style:paragraph-properties style:line-height-at-least="0.1965in" style:shadow="none">
        <style:drop-cap/>
      </style:paragraph-properties>
      <style:text-properties officeooo:rsid="001fe422" officeooo:paragraph-rsid="001fe422"/>
    </style:style>
    <style:style style:name="P23" style:family="paragraph" style:parent-style-name="Text_20_body">
      <style:paragraph-properties fo:margin-top="0in" fo:margin-bottom="0in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helvetica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T1" style:family="text">
      <style:text-properties fo:color="#0097c9" style:font-name="helvetica" fo:font-size="11pt" fo:background-color="transparent" loext:char-shading-value="0" style:font-size-asian="11pt" style:font-size-complex="11pt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color="#000000" style:font-name="helvetica" fo:font-size="11pt" fo:background-color="transparent" loext:char-shading-value="0" style:font-size-asian="11pt" style:font-size-complex="11pt"/>
    </style:style>
    <style:style style:name="T4" style:family="text">
      <style:text-properties fo:color="#000000" style:font-name="helvetica" fo:font-size="11pt" officeooo:rsid="0021c92c" fo:background-color="transparent" loext:char-shading-value="0" style:font-size-asian="11pt" style:font-size-complex="11pt"/>
    </style:style>
    <style:style style:name="T5" style:family="text">
      <style:text-properties fo:background-color="transparent" loext:char-shading-value="0"/>
    </style:style>
    <style:style style:name="T6" style:family="text">
      <style:text-properties style:font-name="helvetica" fo:font-size="11pt" fo:background-color="transparent" loext:char-shading-value="0" style:font-size-asian="11pt" style:font-size-complex="11pt"/>
    </style:style>
    <style:style style:name="T7" style:family="text">
      <style:text-properties style:font-name="helvetica" fo:font-size="11pt" fo:language="en" fo:country="US" fo:background-color="transparent" loext:char-shading-value="0" style:font-size-asian="11pt" style:font-size-complex="11pt"/>
    </style:style>
    <style:style style:name="T8" style:family="text">
      <style:text-properties style:font-name="helvetica" fo:font-size="11pt" fo:language="de" fo:country="DE" fo:background-color="transparent" loext:char-shading-value="0" style:font-size-asian="11pt" style:font-size-complex="11pt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00cc" fo:background-color="transparent" loext:char-shading-value="0"/>
    </style:style>
    <style:style style:name="T12" style:family="text">
      <style:text-properties fo:color="#0000cc" style:font-name="helvetica" fo:font-size="11pt" fo:background-color="transparent" loext:char-shading-value="0" style:font-size-asian="11pt" style:font-size-complex="11pt"/>
    </style:style>
    <style:style style:name="T13" style:family="text">
      <style:text-properties officeooo:rsid="001fe422"/>
    </style:style>
    <style:style style:name="T14" style:family="text">
      <style:text-properties officeooo:rsid="0021c92c"/>
    </style:style>
    <style:style style:name="T15" style:family="text">
      <style:text-properties officeooo:rsid="0023a21b"/>
    </style:style>
    <style:style style:name="T16" style:family="text">
      <style:text-properties officeooo:rsid="0024b1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Xavier BOURLOT</text:p>
      <text:p text:style-name="P5"><text:span text:style-name="T13">20</text:span>ans</text:p>
      <text:p text:style-name="P6">20 rue de Gravelines</text:p>
      <text:p text:style-name="P6">86100 Châtellerault</text:p>
      <text:p text:style-name="P7">xavier.bourlot@gmail.com</text:p>
      <text:p text:style-name="P5">06.05.00.65.47</text:p>
      <text:p text:style-name="P8"/>
      <text:p text:style-name="P3"><text:line-break/><text:span text:style-name="T11">FORMATION</text:span></text:p>
      <text:p text:style-name="P4"/>
      <text:list xml:id="list3794294825" text:style-name="L1">
        <text:list-item>
          <text:p text:style-name="P9"><text:span text:style-name="T12">2016 – Aujourd'hui : </text:span><text:span text:style-name="T3">Formation d'ingénieur à l'INSA de Toulouse (31), </text:span><text:span text:style-name="T4">troisième</text:span><text:span text:style-name="T3"> année</text:span></text:p>
        </text:list-item>
        <text:list-item>
          <text:p text:style-name="P9"><text:span text:style-name="T12">2013 – 2016 :</text:span><text:span text:style-name="T1"> </text:span><text:span text:style-name="T3">Baccalauréat Scientifique SVT Spécialité Maths mention très bien</text:span><text:span text:style-name="T6"> (86)</text:span></text:p>
        </text:list-item>
      </text:list>
      <text:p text:style-name="P2"><text:line-break/><text:span text:style-name="T10">COMPÉTENCES</text:span></text:p>
      <text:list xml:id="list1638301853" text:style-name="L2">
        <text:list-header>
          <text:p text:style-name="P12"/>
        </text:list-header>
        <text:list-item>
          <text:p text:style-name="P10"><text:span text:style-name="T6">Certification langue anglaise Niveau B1 - Cambridge </text:span><text:span text:style-name="T7">English</text:span><text:span text:style-name="T6"> </text:span><text:span text:style-name="T7">Certificate</text:span><text:span text:style-name="T6"> 2014</text:span></text:p>
        </text:list-item>
        <text:list-item>
          <text:p text:style-name="P10"><text:span text:style-name="T6">Certification langue allemande Niveau B1 - </text:span><text:span text:style-name="T8">Deutsche</text:span><text:span text:style-name="T6"> </text:span><text:span text:style-name="T8">Sprachdiplom</text:span><text:span text:style-name="T6"> 2014</text:span></text:p>
        </text:list-item>
        <text:list-item>
          <text:p text:style-name="P12">Informatique : </text:p>
          <text:list>
            <text:list-header>
              <text:p text:style-name="P12">- Maîtrise pack Office, LTSpice, Eagle, systèmes Windows, Unix.</text:p>
              <text:p text:style-name="P12">- Programmation ADA, <text:span text:style-name="T14">Python, Assembleur, </text:span>C, C++<text:span text:style-name="T14">(17)</text:span>, Java, <text:span text:style-name="T13">Javascript, Verilog</text:span>.</text:p>
            </text:list-header>
          </text:list>
        </text:list-item>
        <text:list-item>
          <text:p text:style-name="P12">Électronique : semi-conducteurs (bases), logique et analogique, conception de PCBs (à titre personnel), systèmes embarqués <text:span text:style-name="T13">et critiques, microcontrolleurs et FPGAs</text:span></text:p>
        </text:list-item>
      </text:list>
      <text:p text:style-name="P1"><text:line-break/><text:span text:style-name="T9">EXPÉRIENCE PROFESSIONNELLE</text:span></text:p>
      <text:list xml:id="list3355755199" text:style-name="L3">
        <text:list-header>
          <text:p text:style-name="P20"/>
        </text:list-header>
        <text:list-item>
          <text:p text:style-name="P21"><text:span text:style-name="T12">2018 : </text:span><text:span text:style-name="T3">Intérimaire aux Fonderies du Poitou : nettoyage et maintenance industrielle</text:span></text:p>
        </text:list-item>
        <text:list-item>
          <text:p text:style-name="P22"><text:span text:style-name="T12">2017 </text:span><text:span text:style-name="T3">: Stage ouvrier 1 mois secteur défense à SAFT Batteries Poitiers</text:span></text:p>
        </text:list-item>
        <text:list-item>
          <text:p text:style-name="P11"><text:span text:style-name="T12">2014 – 2016 : </text:span><text:span text:style-name="T3">B</text:span><text:span text:style-name="T6">énévolat et salarié Bourse aux Livres (association parents d'élèves) : Accueil et conseil de public, saisie informatique et trésorerie.</text:span></text:p>
        </text:list-item>
        <text:list-item>
          <text:p text:style-name="P11"><text:span text:style-name="T12">2013 :</text:span><text:span text:style-name="T1"> </text:span><text:span text:style-name="T6">Stage découverte de troisième à Thalès </text:span><text:span text:style-name="T7">Avionics</text:span><text:span text:style-name="T6"> Châtellerault auprès d'un responsable qualité</text:span></text:p>
        </text:list-item>
      </text:list>
      <text:p text:style-name="P2"><text:line-break/><text:span text:style-name="T10">LANGUES</text:span></text:p>
      <text:list xml:id="list2339855640" text:style-name="L4">
        <text:list-header>
          <text:p text:style-name="P13"/>
        </text:list-header>
        <text:list-item>
          <text:p text:style-name="P13">Anglais LV1 parlé et écrit couramment (niveau C1), Classe Européenne Anglais depuis la quatrième, <text:span text:style-name="T14">(975 points au TOEIC blanc)</text:span></text:p>
        </text:list-item>
        <text:list-item>
          <text:p text:style-name="P13">Allemand LV1</text:p>
        </text:list-item>
      </text:list>
      <text:p text:style-name="P2"><text:line-break/><text:span text:style-name="T10">CENTRES D'INTÉRÊT</text:span></text:p>
      <text:list xml:id="list116968131" text:style-name="L6">
        <text:list-item>
          <text:list>
            <text:list-header>
              <text:p text:style-name="P15"/>
            </text:list-header>
          </text:list>
        </text:list-item>
        <text:list-item>
          <text:p text:style-name="P15">Électronique et programmation : </text:p>
          <text:list>
            <text:list-header>
              <text:p text:style-name="P15">- <text:span text:style-name="T16">Multiples p</text:span>rojets personnels variés mêlant informatique, électronique et mécanique</text:p>
              <text:p text:style-name="P15">- <text:span text:style-name="T13">Secrétaire, Trésorier et Co-Président</text:span> <text:span text:style-name="T13">d</text:span>u Fablab de l'INSA de Toulouse depuis <text:s/>2016 : <text:span text:style-name="T15">gestion d’un accueil de public, de projets, formations et partenariats.</text:span></text:p>
            </text:list-header>
          </text:list>
        </text:list-item>
      </text:list>
      <text:list xml:id="list1352778556" text:style-name="L5">
        <text:list-item>
          <text:p text:style-name="P19"><text:span text:style-name="T2"><text:s/></text:span><text:span text:style-name="T5">Escalade :</text:span></text:p>
          <text:list>
            <text:list-header>
              <text:p text:style-name="P14">- Pratique en UNSS et club depuis 201<text:span text:style-name="T13">1</text:span></text:p>
              <text:p text:style-name="P14">- Encadrement de jeunes ( 6-12ans ) <text:span text:style-name="T15">de</text:span> 2013 <text:span text:style-name="T15">à 2016 </text:span>: objectifs de responsabilisation et d'autonomie des jeunes</text:p>
            </text:list-header>
          </text:list>
        </text:list-item>
        <text:list-item>
          <text:p text:style-name="P14">Conservatoire de musique de 2004 à 2015 : trompette, orchestres et formation musica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Frame_20_contents" style:display-name="Frame contents" style:family="paragraph" style:parent-style-name="Text_20_body" style:class="extra">
      <style:text-properties style:text-rotation-angle="90" style:text-rotation-scale="line-heigh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661in" fo:margin-bottom="0.8661in" fo:margin-left="0.8661in" fo:margin-right="0.866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8:48:37.92</meta:creation-date>
    <meta:generator>LibreOffice/6.0.6.2$Linux_X86_64 LibreOffice_project/00m0$Build-2</meta:generator>
    <dc:date>2018-11-19T08:48:02.860236010</dc:date>
    <meta:editing-duration>PT4H37M38S</meta:editing-duration>
    <meta:editing-cycles>78</meta:editing-cycles>
    <meta:document-statistic meta:table-count="0" meta:image-count="0" meta:object-count="0" meta:page-count="1" meta:paragraph-count="35" meta:word-count="283" meta:character-count="1880" meta:non-whitespace-character-count="1637"/>
  </office:meta>
</office:document-meta>
</file>